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3.256cm"/>
    </style:style>
    <style:style style:name="pr5" style:family="presentation" style:parent-style-name="harmaa2-outline1">
      <style:graphic-properties draw:fill-color="#ffffff" fo:min-height="13.609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outline1">
      <style:graphic-properties draw:fill-color="#ffffff" fo:min-height="12.023cm"/>
    </style:style>
    <style:style style:name="pr8" style:family="presentation" style:parent-style-name="harmaa2-title">
      <style:graphic-properties draw:fill-color="#ffffff" fo:min-height="2.538cm"/>
    </style:style>
    <style:style style:name="pr9" style:family="presentation" style:parent-style-name="harmaa2-outline1">
      <style:graphic-properties draw:fill-color="#ffffff" fo:min-height="17.6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6pt" style:font-size-asian="36pt" style:font-size-complex="36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margin-left="1.2cm" fo:margin-right="0cm" fo:text-align="center" text:enable-numbering="false" fo:text-indent="-0.9cm"/>
    </style:style>
    <style:style style:name="P8" style:family="paragraph">
      <style:paragraph-properties fo:margin-left="1.2cm" fo:margin-right="0cm" fo:text-align="start" text:enable-numbering="false" fo:text-indent="-0.9cm"/>
    </style:style>
    <style:style style:name="P9" style:family="paragraph">
      <style:paragraph-properties fo:text-align="center" text:enable-numbering="false"/>
    </style:style>
    <style:style style:name="P1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text:enable-numbering="false"/>
      <style:text-properties fo:font-size="26pt" style:font-size-asian="26pt" style:font-size-complex="26pt"/>
    </style:style>
    <style:style style:name="P17" style:family="paragraph">
      <style:paragraph-properties text:enable-numbering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ystemy ekspertowe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ystem ekspertowy to program, który rozwiązuje problemy zlecane zwykle ekspertom i składa się z:</text:p>
              </text:list-item>
            </text:list>
            <text:list text:style-name="L2">
              <text:list-item>
                <text:p text:style-name="P3">Bazy wiedzy,</text:p>
              </text:list-item>
            </text:list>
            <text:list text:style-name="L2">
              <text:list-item>
                <text:p text:style-name="P3">Systemu wnioskującego,</text:p>
              </text:list-item>
            </text:list>
            <text:list text:style-name="L2">
              <text:list-item>
                <text:p text:style-name="P3">Dynamicznej bazy danych,</text:p>
              </text:list-item>
            </text:list>
            <text:list text:style-name="L2">
              <text:list-item>
                <text:p text:style-name="P3">Edytora bazy wiedzy,</text:p>
              </text:list-item>
            </text:list>
            <text:list text:style-name="L2">
              <text:list-item>
                <text:p text:style-name="P3">Interfejsu użytkownik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text-style-name="P6" draw:layer="layout" svg:width="26.099cm" svg:height="3.256cm" svg:x="0.5cm" svg:y="0.962cm" presentation:class="title" presentation:user-transformed="true">
          <draw:text-box>
            <text:p text:style-name="P5"><text:span text:style-name="T1">Struktura funkcjonalna systemu ekspertowego</text:span></text:p>
          </draw:text-box>
        </draw:frame>
        <draw:frame presentation:style-name="pr5" draw:text-style-name="P9" draw:layer="layout" svg:width="25.199cm" svg:height="16.361cm" svg:x="1.4cm" svg:y="4.914cm" presentation:class="outline" presentation:user-transformed="true">
          <draw:text-box>
            <text:list text:style-name="L2">
              <text:list-item>
                <text:p text:style-name="P7">Edytor bazy wiedzy</text:p>
              </text:list-item>
            </text:list>
            <text:list text:style-name="L2">
              <text:list-item>
                <text:p text:style-name="P8">Interfejs użytkownika <text:s text:c="17"/>Baza wiedzy</text:p>
              </text:list-item>
            </text:list>
            <text:list text:style-name="L2">
              <text:list-item>
                <text:p text:style-name="P7">System wnioskujący</text:p>
              </text:list-item>
            </text:list>
            <text:list text:style-name="L2">
              <text:list-item>
                <text:p text:style-name="P7">Dynamiczna baza danych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8"><text:span text:style-name="T2">Uwaga: Brak jest bezpośredniego dostępu do bazy wiedzy z intersejsu użytkownika. Wszelkie operacje na bazie realizowane są <text:s/>poprzez edytor lub system wnioskujący. </text:span>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4" draw:text-style-name="P11" draw:layer="layout" svg:width="25.199cm" svg:height="3.256cm" svg:x="1.4cm" svg:y="0.962cm" presentation:class="title" presentation:user-transformed="true">
          <draw:text-box>
            <text:p text:style-name="P10"><text:span text:style-name="T1">Struktura warstwowa systemu ekspertowego</text:span></text:p>
          </draw:text-box>
        </draw:frame>
        <draw:frame presentation:style-name="pr7" draw:text-style-name="P3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3">Warstwa interfejsu użytkownika</text:p>
              </text:list-item>
            </text:list>
            <text:list text:style-name="L2">
              <text:list-item>
                <text:p text:style-name="P3">Warstwa przetwarzania wiedzy (zawierająca system wnioskujący z dynamiczną bazą danych oraz edytorem wiedzy)</text:p>
              </text:list-item>
            </text:list>
            <text:list text:style-name="L2">
              <text:list-item>
                <text:p text:style-name="P3">Warstwa bazy wiedz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4" draw:text-style-name="P13" draw:layer="layout" svg:width="25.199cm" svg:height="3.256cm" svg:x="1.4cm" svg:y="0.962cm" presentation:class="title">
          <draw:text-box>
            <text:p text:style-name="P12"><text:span text:style-name="T4">Klasyfikacja systemów ekspertowych</text:span></text:p>
          </draw:text-box>
        </draw:frame>
        <draw:frame presentation:style-name="pr5" draw:text-style-name="P16" draw:layer="layout" svg:width="25.199cm" svg:height="13.982cm" svg:x="1.4cm" svg:y="4.914cm" presentation:class="outline" presentation:user-transformed="true">
          <draw:text-box>
            <text:list text:style-name="L2">
              <text:list-item>
                <text:p text:style-name="P14"><text:span text:style-name="T3">Systemy kontrolne</text:span></text:p>
              </text:list-item>
            </text:list>
            <text:list text:style-name="L2">
              <text:list-item>
                <text:p text:style-name="P14"><text:span text:style-name="T3">Systemy diagnostyczne</text:span></text:p>
              </text:list-item>
            </text:list>
            <text:list text:style-name="L2">
              <text:list-item>
                <text:p text:style-name="P14"><text:span text:style-name="T3">Systemy testujące</text:span></text:p>
              </text:list-item>
            </text:list>
            <text:list text:style-name="L2">
              <text:list-item>
                <text:p text:style-name="P14"><text:span text:style-name="T3">Systemy naprawcze</text:span></text:p>
              </text:list-item>
            </text:list>
            <text:list text:style-name="L2">
              <text:list-item>
                <text:p text:style-name="P14"><text:span text:style-name="T3">Systemy projektujące</text:span></text:p>
              </text:list-item>
            </text:list>
            <text:list text:style-name="L2">
              <text:list-item>
                <text:p text:style-name="P14"><text:span text:style-name="T3">Systemy edukacyjne</text:span></text:p>
              </text:list-item>
            </text:list>
            <text:list text:style-name="L2">
              <text:list-item>
                <text:p text:style-name="P14"><text:span text:style-name="T3">Systemy interpretujące</text:span></text:p>
              </text:list-item>
            </text:list>
            <text:list text:style-name="L2">
              <text:list-item>
                <text:p text:style-name="P14"><text:span text:style-name="T3">Systemy planistyczne</text:span></text:p>
              </text:list-item>
            </text:list>
            <text:list text:style-name="L2">
              <text:list-item>
                <text:p text:style-name="P15"><text:span text:style-name="T3">Systemy prognostycz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4" draw:text-style-name="P11" draw:layer="layout" svg:width="25.199cm" svg:height="3.256cm" svg:x="1.4cm" svg:y="0.962cm" presentation:class="title">
          <draw:text-box>
            <text:p text:style-name="P10"><text:span text:style-name="T1">Przykłady systemów ekspertowych</text:span></text:p>
          </draw:text-box>
        </draw:frame>
        <draw:frame presentation:style-name="pr5" draw:text-style-name="P17" draw:layer="layout" svg:width="25.199cm" svg:height="18.58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nadzór sieci telefonicznej na podstawie raportów o uszkodzeniach i zgłoszeń abonenckich (ACE),</text:span></text:p>
              </text:list-item>
            </text:list>
            <text:list text:style-name="L2">
              <text:list-item>
                <text:p text:style-name="P2"><text:span text:style-name="T3">· <text:s text:c="7"/>systemy diagnozy medycznej (CASNET)</text:span></text:p>
              </text:list-item>
            </text:list>
            <text:list text:style-name="L2">
              <text:list-item>
                <text:p text:style-name="P2"><text:span text:style-name="T3">· <text:s text:c="7"/>wyznaczanie relacji przyczynowo – skutkowej w diagnostyce medycznej (ABEL),</text:span></text:p>
              </text:list-item>
            </text:list>
            <text:list text:style-name="L2">
              <text:list-item>
                <text:p text:style-name="P2"><text:span text:style-name="T3">· <text:s text:c="7"/>systemy interpretacyjne dla nadzoru,</text:span></text:p>
              </text:list-item>
            </text:list>
            <text:list text:style-name="L2">
              <text:list-item>
                <text:p text:style-name="P2"><text:span text:style-name="T3">· <text:s text:c="8"/>rozpoznawania mowy,</text:span></text:p>
              </text:list-item>
            </text:list>
            <text:list text:style-name="L2">
              <text:list-item>
                <text:p text:style-name="P2"><text:span text:style-name="T3">· <text:s text:c="7"/>interpretacji sygnałów (np. z czujników alarmowych),</text:span></text:p>
              </text:list-item>
            </text:list>
            <text:list text:style-name="L2">
              <text:list-item>
                <text:p text:style-name="P2"><text:span text:style-name="T3">· <text:s text:c="7"/>interpretowanie postaci elektrokardiogramów (CAA),</text:span></text:p>
              </text:list-item>
            </text:list>
            <text:list text:style-name="L2">
              <text:list-item>
                <text:p text:style-name="P2">· <text:s text:c="5"/><text:span text:style-name="T3">identyfikacja struktur cząstek białka (CRYSTALIS),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· <text:s text:c="7"/>diagnostyka maszyn cyfrowych (DART)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8" draw:text-style-name="P10" draw:layer="layout" svg:width="25.199cm" svg:height="2.538cm" svg:x="1.4cm" svg:y="0.962cm" presentation:class="title" presentation:user-transformed="true">
          <draw:text-box>
            <text:p text:style-name="P10"><text:span text:style-name="T1">Przykłady systemów ekspertowych - cd</text:span></text:p>
          </draw:text-box>
        </draw:frame>
        <draw:frame presentation:style-name="pr9" draw:text-style-name="P15" draw:layer="layout" svg:width="25.199cm" svg:height="17.614cm" svg:x="1.4cm" svg:y="3.5cm" presentation:class="outline" presentation:user-transformed="true">
          <draw:text-box>
            <text:list text:style-name="L2">
              <text:list-item>
                <text:p text:style-name="P15"><text:span text:style-name="T3">interpretacja wyników spektrografii masowej (DENDRAL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interpretacja wyników badań geologicznych przy poszukiwaniu ropy naftowej (DIPMETER ADVISOR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diagnostyka komputerów (FAULTFINDER, IDT),</text:span></text:p>
              </text:list-item>
            </text:list>
            <text:list text:style-name="L2">
              <text:list-item>
                <text:p text:style-name="P15"><text:span text:style-name="T3">interpretacja wyników pomiarów dla potrzeb chemii (GAL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identyfikacja związków chemicznych metodą emisyjną (GAMMA),</text:span></text:p>
              </text:list-item>
            </text:list>
            <text:list text:style-name="L2">
              <text:list-item>
                <text:p text:style-name="P15"><text:span text:style-name="T3">wspomaganie badań geologicznych (LITHO),</text:span></text:p>
              </text:list-item>
            </text:list>
            <text:list text:style-name="L2">
              <text:list-item>
                <text:p text:style-name="P15"><text:span text:style-name="T3">diagnostyka chorób nowotworowych (ONCOCIN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poszukiwanie złóż minerałów (PROSPECTOR),</text:span></text:p>
              </text:list-item>
            </text:list>
            <text:list text:style-name="L2">
              <text:list-item>
                <text:p text:style-name="P15"><text:span text:style-name="T3">diagnostyka siłowni jądrowych (REACTOR)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0"><text:span text:style-name="T1">Przykłady systemów ekspertowych - cd</text:span></text:p>
          </draw:text-box>
        </draw:frame>
        <draw:frame presentation:style-name="pr5" draw:layer="layout" svg:width="25.199cm" svg:height="14.591cm" svg:x="1.4cm" svg:y="4.914cm" presentation:class="outline" presentation:user-transformed="true">
          <draw:text-box>
            <text:list text:style-name="L2">
              <text:list-item>
                <text:p text:style-name="P15"><text:span text:style-name="T3">planowanie eksperymentów genetycznych (MOLGEN, GENESIS, SPEX),</text:span></text:p>
              </text:list-item>
            </text:list>
            <text:list text:style-name="L2">
              <text:list-item>
                <text:p text:style-name="P15"><text:span text:style-name="T3">kompletowanie sprzętu komputerowego (CONAD, R1, XCON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diagnostyka lokomotyw spalinowych (DELTA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kształcenie lekarzy (Gwidon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szkolenie operatorów siłowni jądrowych (STEAMER),</text:span></text:p>
              </text:list-item>
            </text:list>
            <text:list text:style-name="L2">
              <text:list-item>
                <text:p text:style-name="P15"><text:span text:style-name="T3">analiza obwodów cyfrowych (CRITTER),</text:span></text:p>
              </text:list-item>
            </text:list>
            <text:list text:style-name="L2">
              <text:list-item>
                <text:p text:style-name="P15"><text:span text:style-name="T3">analiza układów elektrycznych (EL),</text:span></text:p>
              </text:list-item>
            </text:list>
            <text:list text:style-name="L2">
              <text:list-item>
                <text:p text:style-name="P15"><text:span text:style-name="T3"><text:s/></text:span><text:span text:style-name="T3">analityczne rozwiązanie zadań w zakresie algebry i równań różniczkowych (MAKSYMA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na Rybak</meta:initial-creator>
    <meta:creation-date>2008-10-04T08:48:43</meta:creation-date>
    <dc:creator>Anna Rybak</dc:creator>
    <dc:date>2008-10-04T09:25:01</dc:date>
    <dc:language>fi-FI</dc:language>
    <meta:editing-cycles>2</meta:editing-cycles>
    <meta:editing-duration>PT36M20S</meta:editing-duration>
    <meta:template xlink:type="simple" xlink:actuate="onRequest" xlink:href="file:///usr/lib/openoffice/share/template/pl/presnt/Grey.otp" meta:date="2008-10-04T08:48:41"/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